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tre</text:p>
          </table:table-cell>
          <table:table-cell office:value-type="string" table:style-name="ce1">
            <text:p>nombre de ligne avec call received non n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éléphonie<text:s/></text:p>
          </table:table-cell>
          <table:table-cell office:value-type="float" office:value="987252" table:style-name="ce1">
            <text:p>9872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h.<text:s/></text:p>
          </table:table-cell>
          <table:table-cell office:value-type="float" office:value="244361" table:style-name="ce1">
            <text:p>244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h.<text:s/></text:p>
          </table:table-cell>
          <table:table-cell office:value-type="float" office:value="134322" table:style-name="ce1">
            <text:p>1343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ch.<text:s/></text:p>
          </table:table-cell>
          <table:table-cell office:value-type="float" office:value="126965" table:style-name="ce1">
            <text:p>1269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es<text:s/></text:p>
          </table:table-cell>
          <table:table-cell office:value-type="float" office:value="118189" table:style-name="ce1">
            <text:p>11818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édical<text:s/></text:p>
          </table:table-cell>
          <table:table-cell office:value-type="float" office:value="110235" table:style-name="ce1">
            <text:p>1102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AULT<text:s/></text:p>
          </table:table-cell>
          <table:table-cell office:value-type="float" office:value="60034" table:style-name="ce1">
            <text:p>600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cile<text:s/></text:p>
          </table:table-cell>
          <table:table-cell office:value-type="float" office:value="53088" table:style-name="ce1">
            <text:p>530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uit<text:s/></text:p>
          </table:table-cell>
          <table:table-cell office:value-type="float" office:value="43762" table:style-name="ce1">
            <text:p>437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26716" table:style-name="ce1">
            <text:p>267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on<text:s/></text:p>
          </table:table-cell>
          <table:table-cell office:value-type="float" office:value="20375" table:style-name="ce1">
            <text:p>203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<text:s/></text:p>
          </table:table-cell>
          <table:table-cell office:value-type="float" office:value="17717" table:style-name="ce1">
            <text:p>17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ulation<text:s/></text:p>
          </table:table-cell>
          <table:table-cell office:value-type="float" office:value="16126" table:style-name="ce1">
            <text:p>161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TC<text:s/></text:p>
          </table:table-cell>
          <table:table-cell office:value-type="float" office:value="12131" table:style-name="ce1">
            <text:p>121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écanicien<text:s/></text:p>
          </table:table-cell>
          <table:table-cell office:value-type="float" office:value="11014" table:style-name="ce1">
            <text:p>11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P<text:s/></text:p>
          </table:table-cell>
          <table:table-cell office:value-type="float" office:value="10236" table:style-name="ce1">
            <text:p>102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7606" table:style-name="ce1">
            <text:p>76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4668" table:style-name="ce1">
            <text:p>46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4139" table:style-name="ce1">
            <text:p>41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<text:s/></text:p>
          </table:table-cell>
          <table:table-cell office:value-type="float" office:value="1048" table:style-name="ce1">
            <text:p>10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985" table:style-name="ce1">
            <text:p>9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967" table:style-name="ce1">
            <text:p>9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venements<text:s/></text:p>
          </table:table-cell>
          <table:table-cell office:value-type="float" office:value="418" table:style-name="ce1">
            <text:p>4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tataires<text:s/></text:p>
          </table:table-cell>
          <table:table-cell office:value-type="float" office:value="220" table:style-name="ce1">
            <text:p>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S<text:s/></text:p>
          </table:table-cell>
          <table:table-cell office:value-type="float" office:value="216" table:style-name="ce1">
            <text:p>2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117" table:style-name="ce1">
            <text:p>1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tion<text:s/>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ises<text:s/>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number-rows-repeated="1048547" table:style-name="ro1">
          <table:table-cell table:number-columns-repeated="16384"/>
        </table:table-row>
      </table:table>
      <table:database-ranges>
        <table:database-range table:target-range-address="Feuil2.A1:Feuil2.B29" table:display-filter-buttons="tru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Robin Costé</meta:initial-creator>
    <dc:creator>Robin Costé</dc:creator>
    <meta:creation-date>2016-11-03T18:15:46Z</meta:creation-date>
    <dc:date>2016-11-03T18:24:28Z</dc:date>
  </office:meta>
</office:document-meta>
</file>